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0</text:p>
          </table:table-cell>
          <table:table-cell office:value-type="float" office:value="1013.25" calcext:value-type="float">
            <text:p>101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0</text:p>
          </table:table-cell>
          <table:table-cell office:value-type="float" office:value="288.15" calcext:value-type="float">
            <text:p>288.15</text:p>
          </table:table-cell>
          <table:table-cell office:value-type="string" calcext:value-type="string">
            <text:p>K (15 C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office:value-type="float" office:value="9.80665" calcext:value-type="float">
            <text:p>9.80665</text:p>
          </table:table-cell>
          <table:table-cell office:value-type="string" calcext:value-type="string">
            <text:p>m/sec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ho0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kg/m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1:15:19.559613963</meta:creation-date>
    <dc:date>2016-03-18T13:52:50.463804435</dc:date>
    <meta:editing-duration>PT2H7M8S</meta:editing-duration>
    <meta:editing-cycles>5</meta:editing-cycles>
    <meta:generator>LibreOffice/4.2.8.2$Linux_X86_64 LibreOffice_project/420m0$Build-2</meta:generator>
    <meta:document-statistic meta:table-count="1" meta:cell-count="18" meta:object-count="0"/>
  </office:meta>
</office:document-meta>
</file>